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Miguel</text:p>
          </table:table-cell>
          <table:covered-table-cell table:number-columns-repeated="6" table:style-name="ce4"/>
          <table:covered-table-cell table:style-name="ce7"/>
          <table:table-cell/>
          <table:table-cell table:style-name="ce10" office:value-type="string" calcext:value-type="string" table:number-columns-spanned="3" table:number-rows-spanned="1">
            <text:p>AVERAGE</text:p>
          </table:table-cell>
          <table:covered-table-cell table:style-name="ce4"/>
          <table:covered-table-cell table:style-name="ce7"/>
          <table:table-cell table:style-name="ce1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/>
          <table:table-cell table:style-name="ce2"/>
          <table:table-cell/>
          <table:table-cell table:style-name="ce8"/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float" office:value="5397" calcext:value-type="float">
            <text:p>5397</text:p>
          </table:table-cell>
          <table:table-cell office:value-type="float" office:value="4048" calcext:value-type="float">
            <text:p>4048</text:p>
          </table:table-cell>
          <table:table-cell table:number-columns-repeated="6"/>
          <table:table-cell table:style-name="ce2"/>
          <table:table-cell/>
          <table:table-cell table:style-name="ce8"/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formula="of:=[.C3]-[.F4]-[.G4]" office:value-type="float" office:value="4130" calcext:value-type="float">
            <text:p>4130</text:p>
          </table:table-cell>
          <table:table-cell table:formula="of:=[.D3]-[.H4]-[.I4]" office:value-type="float" office:value="2608" calcext:value-type="float">
            <text:p>2608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272" calcext:value-type="float">
            <text:p>272</text:p>
          </table:table-cell>
          <table:table-cell office:value-type="float" office:value="919" calcext:value-type="float">
            <text:p>919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/>
          <table:table-cell/>
          <table:table-cell table:style-name="ce8"/>
          <table:table-cell table:number-columns-repeated="4"/>
          <table:table-cell table:style-name="ce12"/>
        </table:table-row>
        <table:table-row table:style-name="ro1">
          <table:table-cell table:number-columns-repeated="10"/>
          <table:table-cell table:style-name="ce2"/>
          <table:table-cell/>
          <table:table-cell table:style-name="ce8"/>
          <table:table-cell table:number-columns-repeated="4"/>
          <table:table-cell table:style-name="ce12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1">
            <text:p>Proportional coords inside BB</text:p>
          </table:table-cell>
          <table:covered-table-cell/>
          <table:table-cell table:number-columns-repeated="6"/>
          <table:table-cell table:style-name="ce2"/>
          <table:table-cell table:style-name="ce11" office:value-type="string" calcext:value-type="string" table:number-columns-spanned="2" table:number-rows-spanned="1">
            <text:p>Proportional coords inside BB</text:p>
          </table:table-cell>
          <table:covered-table-cell table:style-name="ce8"/>
          <table:table-cell table:number-columns-repeated="4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from left</text:p>
          </table:table-cell>
          <table:table-cell office:value-type="string" calcext:value-type="string">
            <text:p>from top</text:p>
          </table:table-cell>
          <table:table-cell table:number-columns-repeated="6"/>
          <table:table-cell table:style-name="ce2"/>
          <table:table-cell office:value-type="string" calcext:value-type="string">
            <text:p>from left</text:p>
          </table:table-cell>
          <table:table-cell table:style-name="ce8" office:value-type="string" calcext:value-type="string">
            <text:p>from top</text:p>
          </table:table-cell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firstSurname</text:p>
          </table:table-cell>
          <table:table-cell table:formula="of:=[.F8]/[.$C$4]" office:value-type="float" office:value="0.35593220338983" calcext:value-type="float">
            <text:p>0.35593220338983</text:p>
          </table:table-cell>
          <table:table-cell table:formula="of:=[.H8]/[.$D$4]" office:value-type="float" office:value="0.30329754601227" calcext:value-type="float">
            <text:p>0.30329754601227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table:style-name="ce2" office:value-type="string" calcext:value-type="string">
            <text:p>firstSurname</text:p>
          </table:table-cell>
          <table:table-cell table:formula="of:=AVERAGE([.C8];[.C25])" office:value-type="float" office:value="0.340193704600484" calcext:value-type="float">
            <text:p>0.340193704600484</text:p>
          </table:table-cell>
          <table:table-cell table:style-name="ce8" table:formula="of:=AVERAGE([.D8];[.D25])" office:value-type="float" office:value="0.310774539877301" calcext:value-type="float">
            <text:p>0.310774539877301</text:p>
          </table:table-cell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secondSurname</text:p>
          </table:table-cell>
          <table:table-cell table:formula="of:=[.F9]/[.$C$4]" office:value-type="float" office:value="0.35593220338983" calcext:value-type="float">
            <text:p>0.35593220338983</text:p>
          </table:table-cell>
          <table:table-cell table:formula="of:=[.H9]/[.$D$4]" office:value-type="float" office:value="0.357745398773006" calcext:value-type="float">
            <text:p>0.357745398773006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2"/>
          <table:table-cell table:style-name="ce2" office:value-type="string" calcext:value-type="string">
            <text:p>secondSurname</text:p>
          </table:table-cell>
          <table:table-cell table:formula="of:=AVERAGE([.C9];[.C26])" office:value-type="float" office:value="0.340193704600484" calcext:value-type="float">
            <text:p>0.340193704600484</text:p>
          </table:table-cell>
          <table:table-cell table:style-name="ce8" table:formula="of:=AVERAGE([.D9];[.D26])" office:value-type="float" office:value="0.361004601226994" calcext:value-type="float">
            <text:p>0.361004601226994</text:p>
          </table:table-cell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formula="of:=[.F10]/[.$C$4]" office:value-type="float" office:value="0.35593220338983" calcext:value-type="float">
            <text:p>0.35593220338983</text:p>
          </table:table-cell>
          <table:table-cell table:formula="of:=[.H10]/[.$D$4]" office:value-type="float" office:value="0.407592024539877" calcext:value-type="float">
            <text:p>0.407592024539877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1063" calcext:value-type="float">
            <text:p>1063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formula="of:=AVERAGE([.C10];[.C27])" office:value-type="float" office:value="0.340193704600484" calcext:value-type="float">
            <text:p>0.340193704600484</text:p>
          </table:table-cell>
          <table:table-cell table:style-name="ce8" table:formula="of:=AVERAGE([.D10];[.D27])" office:value-type="float" office:value="0.407016871165644" calcext:value-type="float">
            <text:p>0.407016871165644</text:p>
          </table:table-cell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Street &amp; number</text:p>
          </table:table-cell>
          <table:table-cell table:formula="of:=[.F11]/[.$C$4]" office:value-type="float" office:value="0.35593220338983" calcext:value-type="float">
            <text:p>0.35593220338983</text:p>
          </table:table-cell>
          <table:table-cell table:formula="of:=[.H11]/[.$D$4]" office:value-type="float" office:value="0.503067484662577" calcext:value-type="float">
            <text:p>0.503067484662577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1312" calcext:value-type="float">
            <text:p>1312</text:p>
          </table:table-cell>
          <table:table-cell table:number-columns-repeated="2"/>
          <table:table-cell table:style-name="ce2" office:value-type="string" calcext:value-type="string">
            <text:p>Street &amp; number</text:p>
          </table:table-cell>
          <table:table-cell table:formula="of:=AVERAGE([.C11];[.C28])" office:value-type="float" office:value="0.340193704600484" calcext:value-type="float">
            <text:p>0.340193704600484</text:p>
          </table:table-cell>
          <table:table-cell table:style-name="ce8" table:formula="of:=AVERAGE([.D11];[.D28])" office:value-type="float" office:value="0.499808282208589" calcext:value-type="float">
            <text:p>0.499808282208589</text:p>
          </table:table-cell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municipality and CP</text:p>
          </table:table-cell>
          <table:table-cell table:formula="of:=[.F12]/[.$C$4]" office:value-type="float" office:value="0.35593220338983" calcext:value-type="float">
            <text:p>0.35593220338983</text:p>
          </table:table-cell>
          <table:table-cell table:formula="of:=[.H12]/[.$D$4]" office:value-type="float" office:value="0.55521472392638" calcext:value-type="float">
            <text:p>0.55521472392638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1448" calcext:value-type="float">
            <text:p>1448</text:p>
          </table:table-cell>
          <table:table-cell table:number-columns-repeated="2"/>
          <table:table-cell table:style-name="ce2" office:value-type="string" calcext:value-type="string">
            <text:p>municipality and CP</text:p>
          </table:table-cell>
          <table:table-cell table:formula="of:=AVERAGE([.C12];[.C29])" office:value-type="float" office:value="0.340193704600484" calcext:value-type="float">
            <text:p>0.340193704600484</text:p>
          </table:table-cell>
          <table:table-cell table:style-name="ce8" table:formula="of:=AVERAGE([.D12];[.D29])" office:value-type="float" office:value="0.548504601226994" calcext:value-type="float">
            <text:p>0.548504601226994</text:p>
          </table:table-cell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city and state</text:p>
          </table:table-cell>
          <table:table-cell table:formula="of:=[.F13]/[.$C$4]" office:value-type="float" office:value="0.35593220338983" calcext:value-type="float">
            <text:p>0.35593220338983</text:p>
          </table:table-cell>
          <table:table-cell table:formula="of:=[.H13]/[.$D$4]" office:value-type="float" office:value="0.606978527607362" calcext:value-type="float">
            <text:p>0.606978527607362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1583" calcext:value-type="float">
            <text:p>1583</text:p>
          </table:table-cell>
          <table:table-cell table:number-columns-repeated="2"/>
          <table:table-cell table:style-name="ce2" office:value-type="string" calcext:value-type="string">
            <text:p>city and state</text:p>
          </table:table-cell>
          <table:table-cell table:formula="of:=AVERAGE([.C13];[.C30])" office:value-type="float" office:value="0.340193704600484" calcext:value-type="float">
            <text:p>0.340193704600484</text:p>
          </table:table-cell>
          <table:table-cell table:style-name="ce8" table:formula="of:=AVERAGE([.D13];[.D30])" office:value-type="float" office:value="0.59739263803681" calcext:value-type="float">
            <text:p>0.59739263803681</text:p>
          </table:table-cell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curp</text:p>
          </table:table-cell>
          <table:table-cell table:formula="of:=[.F14]/[.$C$4]" office:value-type="float" office:value="0.421791767554479" calcext:value-type="float">
            <text:p>0.421791767554479</text:p>
          </table:table-cell>
          <table:table-cell table:formula="of:=[.H14]/[.$D$4]" office:value-type="float" office:value="0.735046012269939" calcext:value-type="float">
            <text:p>0.735046012269939</text:p>
          </table:table-cell>
          <table:table-cell/>
          <table:table-cell office:value-type="float" office:value="1742" calcext:value-type="float">
            <text:p>1742</text:p>
          </table:table-cell>
          <table:table-cell/>
          <table:table-cell office:value-type="float" office:value="1917" calcext:value-type="float">
            <text:p>1917</text:p>
          </table:table-cell>
          <table:table-cell table:number-columns-repeated="2"/>
          <table:table-cell table:style-name="ce2" office:value-type="string" calcext:value-type="string">
            <text:p>curp</text:p>
          </table:table-cell>
          <table:table-cell table:formula="of:=AVERAGE([.C14];[.C31])" office:value-type="float" office:value="0.396973365617433" calcext:value-type="float">
            <text:p>0.396973365617433</text:p>
          </table:table-cell>
          <table:table-cell table:style-name="ce8" table:formula="of:=AVERAGE([.D14];[.D31])" office:value-type="float" office:value="0.717599693251534" calcext:value-type="float">
            <text:p>0.717599693251534</text:p>
          </table:table-cell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dob</text:p>
          </table:table-cell>
          <table:table-cell table:formula="of:=[.F15]/[.$C$4]" office:value-type="float" office:value="0.846246973365617" calcext:value-type="float">
            <text:p>0.846246973365617</text:p>
          </table:table-cell>
          <table:table-cell table:formula="of:=[.H15]/[.$D$4]" office:value-type="float" office:value="0.309815950920245" calcext:value-type="float">
            <text:p>0.309815950920245</text:p>
          </table:table-cell>
          <table:table-cell/>
          <table:table-cell office:value-type="float" office:value="3495" calcext:value-type="float">
            <text:p>3495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2"/>
          <table:table-cell table:style-name="ce2" office:value-type="string" calcext:value-type="string">
            <text:p>dob</text:p>
          </table:table-cell>
          <table:table-cell table:formula="of:=AVERAGE([.C15];[.C32])" office:value-type="float" office:value="0.80956416464891" calcext:value-type="float">
            <text:p>0.80956416464891</text:p>
          </table:table-cell>
          <table:table-cell table:style-name="ce8" table:formula="of:=AVERAGE([.D15];[.D32])" office:value-type="float" office:value="0.308665644171779" calcext:value-type="float">
            <text:p>0.308665644171779</text:p>
          </table:table-cell>
          <table:table-cell table:number-columns-repeated="4"/>
          <table:table-cell table:style-name="ce12"/>
        </table:table-row>
        <table:table-row table:style-name="ro1">
          <table:table-cell/>
          <table:table-cell table:style-name="ce3" office:value-type="string" calcext:value-type="string">
            <text:p>sex</text:p>
          </table:table-cell>
          <table:table-cell table:style-name="ce6" table:formula="of:=[.F16]/[.$C$4]" office:value-type="float" office:value="0.943583535108959" calcext:value-type="float">
            <text:p>0.943583535108959</text:p>
          </table:table-cell>
          <table:table-cell table:style-name="ce6" table:formula="of:=[.H16]/[.$D$4]" office:value-type="float" office:value="0.360046012269939" calcext:value-type="float">
            <text:p>0.360046012269939</text:p>
          </table:table-cell>
          <table:table-cell table:style-name="ce6"/>
          <table:table-cell table:style-name="ce6" office:value-type="float" office:value="3897" calcext:value-type="float">
            <text:p>3897</text:p>
          </table:table-cell>
          <table:table-cell table:style-name="ce6"/>
          <table:table-cell table:style-name="ce6" office:value-type="float" office:value="939" calcext:value-type="float">
            <text:p>939</text:p>
          </table:table-cell>
          <table:table-cell table:style-name="ce9"/>
          <table:table-cell/>
          <table:table-cell table:style-name="ce3" office:value-type="string" calcext:value-type="string">
            <text:p>sex</text:p>
          </table:table-cell>
          <table:table-cell table:style-name="ce6" table:formula="of:=AVERAGE([.C16];[.C33])" office:value-type="float" office:value="0.907627118644068" calcext:value-type="float">
            <text:p>0.907627118644068</text:p>
          </table:table-cell>
          <table:table-cell table:style-name="ce9" table:formula="of:=AVERAGE([.D16];[.D33])" office:value-type="float" office:value="0.358895705521472" calcext:value-type="float">
            <text:p>0.358895705521472</text:p>
          </table:table-cell>
          <table:table-cell table:style-name="ce12" table:number-columns-repeated="5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oberto</text:p>
          </table:table-cell>
          <table:covered-table-cell table:number-columns-repeated="6" table:style-name="ce4"/>
          <table:covered-table-cell table:style-name="ce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float" office:value="4032" calcext:value-type="float">
            <text:p>4032</text:p>
          </table:table-cell>
          <table:table-cell office:value-type="float" office:value="3024" calcext:value-type="float">
            <text:p>302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formula="of:=[.C20]-[.F21]-[.G21]" office:value-type="float" office:value="3806" calcext:value-type="float">
            <text:p>3806</text:p>
          </table:table-cell>
          <table:table-cell table:formula="of:=[.D20]-[.H21]-[.I21]" office:value-type="float" office:value="2426" calcext:value-type="float">
            <text:p>242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7" calcext:value-type="float">
            <text:p>127</text:p>
          </table:table-cell>
          <table:table-cell office:value-type="float" office:value="387" calcext:value-type="float">
            <text:p>387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2" table:number-rows-spanned="1">
            <text:p>Proportional coords inside BB</text:p>
          </table:table-cell>
          <table:covered-table-cell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rom left</text:p>
          </table:table-cell>
          <table:table-cell office:value-type="string" calcext:value-type="string">
            <text:p>from to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irstSurname</text:p>
          </table:table-cell>
          <table:table-cell table:formula="of:=[.F25]/[.$C$4]" office:value-type="float" office:value="0.324455205811138" calcext:value-type="float">
            <text:p>0.324455205811138</text:p>
          </table:table-cell>
          <table:table-cell table:formula="of:=[.H25]/[.$D$4]" office:value-type="float" office:value="0.318251533742331" calcext:value-type="float">
            <text:p>0.318251533742331</text:p>
          </table:table-cell>
          <table:table-cell/>
          <table:table-cell office:value-type="float" office:value="1340" calcext:value-type="float">
            <text:p>1340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condSurname</text:p>
          </table:table-cell>
          <table:table-cell table:formula="of:=[.F26]/[.$C$4]" office:value-type="float" office:value="0.324455205811138" calcext:value-type="float">
            <text:p>0.324455205811138</text:p>
          </table:table-cell>
          <table:table-cell table:formula="of:=[.H26]/[.$D$4]" office:value-type="float" office:value="0.364263803680982" calcext:value-type="float">
            <text:p>0.364263803680982</text:p>
          </table:table-cell>
          <table:table-cell/>
          <table:table-cell office:value-type="float" office:value="1340" calcext:value-type="float">
            <text:p>1340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formula="of:=[.F27]/[.$C$4]" office:value-type="float" office:value="0.324455205811138" calcext:value-type="float">
            <text:p>0.324455205811138</text:p>
          </table:table-cell>
          <table:table-cell table:formula="of:=[.H27]/[.$D$4]" office:value-type="float" office:value="0.406441717791411" calcext:value-type="float">
            <text:p>0.406441717791411</text:p>
          </table:table-cell>
          <table:table-cell/>
          <table:table-cell office:value-type="float" office:value="1340" calcext:value-type="float">
            <text:p>1340</text:p>
          </table:table-cell>
          <table:table-cell/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eet &amp; number</text:p>
          </table:table-cell>
          <table:table-cell table:formula="of:=[.F28]/[.$C$4]" office:value-type="float" office:value="0.324455205811138" calcext:value-type="float">
            <text:p>0.324455205811138</text:p>
          </table:table-cell>
          <table:table-cell table:formula="of:=[.H28]/[.$D$4]" office:value-type="float" office:value="0.496549079754601" calcext:value-type="float">
            <text:p>0.496549079754601</text:p>
          </table:table-cell>
          <table:table-cell/>
          <table:table-cell office:value-type="float" office:value="1340" calcext:value-type="float">
            <text:p>1340</text:p>
          </table:table-cell>
          <table:table-cell/>
          <table:table-cell office:value-type="float" office:value="1295" calcext:value-type="float">
            <text:p>12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nicipality and CP</text:p>
          </table:table-cell>
          <table:table-cell table:formula="of:=[.F29]/[.$C$4]" office:value-type="float" office:value="0.324455205811138" calcext:value-type="float">
            <text:p>0.324455205811138</text:p>
          </table:table-cell>
          <table:table-cell table:formula="of:=[.H29]/[.$D$4]" office:value-type="float" office:value="0.541794478527607" calcext:value-type="float">
            <text:p>0.541794478527607</text:p>
          </table:table-cell>
          <table:table-cell/>
          <table:table-cell office:value-type="float" office:value="1340" calcext:value-type="float">
            <text:p>1340</text:p>
          </table:table-cell>
          <table:table-cell/>
          <table:table-cell office:value-type="float" office:value="1413" calcext:value-type="float">
            <text:p>14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ity and state</text:p>
          </table:table-cell>
          <table:table-cell table:formula="of:=[.F30]/[.$C$4]" office:value-type="float" office:value="0.324455205811138" calcext:value-type="float">
            <text:p>0.324455205811138</text:p>
          </table:table-cell>
          <table:table-cell table:formula="of:=[.H30]/[.$D$4]" office:value-type="float" office:value="0.587806748466258" calcext:value-type="float">
            <text:p>0.587806748466258</text:p>
          </table:table-cell>
          <table:table-cell/>
          <table:table-cell office:value-type="float" office:value="1340" calcext:value-type="float">
            <text:p>1340</text:p>
          </table:table-cell>
          <table:table-cell/>
          <table:table-cell office:value-type="float" office:value="1533" calcext:value-type="float">
            <text:p>15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rp</text:p>
          </table:table-cell>
          <table:table-cell table:formula="of:=[.F31]/[.$C$4]" office:value-type="float" office:value="0.372154963680387" calcext:value-type="float">
            <text:p>0.372154963680387</text:p>
          </table:table-cell>
          <table:table-cell table:formula="of:=[.H31]/[.$D$4]" office:value-type="float" office:value="0.700153374233129" calcext:value-type="float">
            <text:p>0.700153374233129</text:p>
          </table:table-cell>
          <table:table-cell/>
          <table:table-cell office:value-type="float" office:value="1537" calcext:value-type="float">
            <text:p>1537</text:p>
          </table:table-cell>
          <table:table-cell/>
          <table:table-cell office:value-type="float" office:value="1826" calcext:value-type="float">
            <text:p>182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b</text:p>
          </table:table-cell>
          <table:table-cell table:formula="of:=[.F32]/[.$C$4]" office:value-type="float" office:value="0.772881355932203" calcext:value-type="float">
            <text:p>0.772881355932203</text:p>
          </table:table-cell>
          <table:table-cell table:formula="of:=[.H32]/[.$D$4]" office:value-type="float" office:value="0.307515337423313" calcext:value-type="float">
            <text:p>0.307515337423313</text:p>
          </table:table-cell>
          <table:table-cell/>
          <table:table-cell office:value-type="float" office:value="3192" calcext:value-type="float">
            <text:p>3192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ex</text:p>
          </table:table-cell>
          <table:table-cell table:style-name="ce6" table:formula="of:=[.F33]/[.$C$4]" office:value-type="float" office:value="0.871670702179177" calcext:value-type="float">
            <text:p>0.871670702179177</text:p>
          </table:table-cell>
          <table:table-cell table:style-name="ce6" table:formula="of:=[.H33]/[.$D$4]" office:value-type="float" office:value="0.357745398773006" calcext:value-type="float">
            <text:p>0.357745398773006</text:p>
          </table:table-cell>
          <table:table-cell table:style-name="ce6"/>
          <table:table-cell table:style-name="ce6" office:value-type="float" office:value="3600" calcext:value-type="float">
            <text:p>3600</text:p>
          </table:table-cell>
          <table:table-cell table:style-name="ce6"/>
          <table:table-cell table:style-name="ce6" office:value-type="float" office:value="933" calcext:value-type="float">
            <text:p>933</text:p>
          </table:table-cell>
          <table:table-cell table:style-name="ce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2:08:23.146236844</meta:creation-date>
    <dc:date>2019-04-25T19:04:45.829271642</dc:date>
    <meta:editing-duration>PT5H14M40S</meta:editing-duration>
    <meta:editing-cycles>4</meta:editing-cycles>
    <meta:generator>LibreOffice/6.0.7.3$Linux_X86_64 LibreOffice_project/00m0$Build-3</meta:generator>
    <meta:document-statistic meta:table-count="1" meta:cell-count="161" meta:object-count="0"/>
  </office:meta>
</office:document-meta>
</file>